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justify" style:justify-single-word="false"/>
    </style:style>
    <style:style style:name="P3" style:family="paragraph" style:parent-style-name="Standard" style:master-page-name="Standard">
      <style:paragraph-properties fo:margin-top="0in" fo:margin-bottom="0in" loext:contextual-spacing="false" style:page-number="1"/>
    </style:style>
    <style:style style:name="T1" style:family="text">
      <style:text-properties fo:color="#1155cc" style:text-underline-style="solid" style:text-underline-width="auto" style:text-underline-color="font-color"/>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cenzja: Hearts of Iron IV</text:p>
      <text:p text:style-name="P1"/>
      <text:p text:style-name="P2"><office:annotation office:name="__Annotation__4_205585287"><dc:creator>Maciej Jarocki</dc:creator><dc:date>2017-09-08T04:22:27</dc:date><text:p><text:span text:style-name="T2">Lead</text:span></text:p></office:annotation>Paradox Interactive wraz z sukcesem ich wielkiej strategii w postaci “Crusader Kings II” uzyskało ogromne zyski oraz możliwość stworzenia dużo ambitniejszych niż wcześniej tytułów. Kontynuacja słynnej serii Hearts of Iron miała być kolejnym krokiem milowym dla tego developera. Czy osiągnęli jednak podobny sukces, jak przy CK2 oraz EUIV? <office:annotation-end office:name="__Annotation__4_205585287"/></text:p>
      <text:p text:style-name="P2"/>
      <text:p text:style-name="P2">“Hearts of Iron IV” jest klasyczną “grand strategy” od Paradoxu. Gry te charakteryzują się ogromną skalą, zarządzaniem wieloma aspektami oraz brakiem tur – zamiast tego można przyspieszać bądź zwalniać czas. Seria Hearts of Iron zajmuje się okresem od 1933 do 1949 i pozwala przejąć kontrolę nad wybranym państwem (od “malutkich”, jak Belgia, Kanada czy Finlandia, do gigantów, jak Niemcy, ZSRR, USA lub UK) w burzliwym okresie II wojny światowej, a przede wszystkim nad jego wojskiem. Naszym zadaniem jest przejść przez ten konflikt w możliwie najlepszy sposób.</text:p>
      <text:p text:style-name="P2"/>
      <text:p text:style-name="P2">Pierwsze, co rzuca się w oczy, to dużo bardziej przejrzysty, ubarwiony interfejs. Częściowo uzyskano to rzeczywiście dzięki ładnemu podporządkowaniu wszystkich funkcji pod odpowiednie taby, ale też trzeba wziąć poprawkę, że było to możliwe między innymi dlatego, że HoI IV jest zwyczajnie uboższy od swoich poprzedniczek. Przykładowo – teraz nie ma problemu z interfejsem badań, ale nie dlatego, że rzeczywiście zrobiono to lepiej, tylko całkowicie wywalono zespoły badawcze oraz ogromną ilość możliwych do odkrycia technologii, pozostawiając nieliczne. Nawet jednak z samą przejrzystością bywa różnie – dosyć problematyczne jest połapanie się w tym, jak konkretnie w tej grze działa zaopatrywanie jednostek oraz limity logistyczne w prowincjach.</text:p>
      <text:p text:style-name="P2"/>
      <text:p text:style-name="P2">Mechanicznie, “Hearts of Iron IV” sporo rzeczy robi dobrze, a inne absolutnie fatalnie – najczęściej właśnie z powodu wspomnianych uproszczeń. Jednym z najciekawszych dodatków, które realnie dodają coś, czego nie było w poprzednich częściach, jest Division Designer, który pozwala od podstaw stworzyć własną dywizję i dać jej tyle sprzętu, ile samemu się chce. Potem tak stworzona dywizja może zostać uznana za “podstawową”, a jej skład skopiowany dla wszystkich naszych jednostek. Pozwala to na ogromną customizację armii, co jest dużym plusem. </text:p>
      <text:p text:style-name="P2"/>
      <text:p text:style-name="P2">“Hearts of Iron IV” dodaje również Battle Planner, niejako możliwość nakreślenia planu operacji, przydzielenia do niego dywizji, a potem oddanie kontroli nad wojskiem komputerowi działającemu według planu nakreślonego przez gracza. Pozwala to na ogromną automatyzację walk na dużych frontach oraz bardzo przyspiesza grę w multi. Powoduje to wreszcie, że co do zasady – na lądzie walczy się bardzo przyjemnie. </text:p>
      <text:p text:style-name="P2"/>
      <text:p text:style-name="P2">Ponieważ teraz każdą dywizję możemy budować, jak chcemy, zupełnie zmieniono system gospodarki. Tym razem zamiast “produkować dywizje”, produkujemy sprzęt dla nich, fabryki przydzielamy do produkcji broni osobistej, artylerii, sprzętu wsparcia, ciężarówek i tak dalej. Za to uproszczono sam przemysł, usuwając w ogóle pieniądze, a pozostawiając tylko fabryki wojskowe i cywilne. Jest on dosyć ciekawy pomysł i generalnie jest to postęp. Problemem jednak dalej jest potężny efekt kuli śniegowej, który prowadzi do absurdów w postaci Węgier wystawiających ponad 100 dywizji. </text:p>
      <text:p text:style-name="P2"/>
      <text:p text:style-name="P2">Jednak największym problemem “Hearts of Iron IV” dalej pozostają dwa elementy. Pierwszym z nich jest fatalne AI, zarówno w sferze dyplomacji (Niemcy wypowiadający za dużo wojen innym krajom, gdy nie są w stanie podbić nawet sąsiadów, dziwne sojusze), jak i sferze wojennej (multum – od opuszczania frontu przez jednostki, kompletną niezdolność do zrobienia sensownego desantu, bardzo dziwaczne używanie lotnictwa i floty). W połączeniu z faktem, że nawet malutkie i nieznaczące kraje mają większe niż w rzeczywistości możliwości, osiąganie absurdów jest bardzo łatwe. Grana przez gracza Finlandia może wygrać wojnę zimową i dotrzeć do Moskwy, Luksemburg może podbić Niderlandy, faszystowska Belgia desantuje spadochroniarzy w Wielkiej Brytanii i podbija wyspy, Australia podbija Japonię…</text:p>
      <text:p text:style-name="P2"/>
      <text:p text:style-name="P2">A skoro już mowa o absurdach, “Hearts of Iron IV” ma powalająco niską dbałość o realizm historyczny, jak i wyjątkowo mało zawartości. Mnóstwo krajów jest wyjątkowo biednie rozbudowanych, jeśli chodzi o dostępnych ministrów, jak i generałów (nawet jeśli są to tak ważne kraje, jak np. Chiny!), część państw po zmianie partii rządzącej zmienia nazwy na jakieś brednie (faszystowska Nowa Zelandia to Kiwi Empire, faszystowska Łotwa to Empire of Thunder Cross, faszystowska Polska to Falangist Poland, komunistyczny Bhutan to Union of Red Dragons, a faszystowski: Thunder Dragon Empire). Przy graniu dominuje dosyć niepokojące uczucie, że jest to bardziej tytuł “inspirowany” II wojną niż gra, która naprawdę próbuje być realistyczna. Już nawet nie mówię o fakcie, że wraz z DLC da się przywrócić Austro-Węgry…</text:p>
      <text:p text:style-name="P2"/>
      <text:p text:style-name="P2">Oczywiście, gry Paradoxu mają tendencje do bycia bardzo słabymi w dniu premiery. Szczęśliwie może zostać to poprawione. A nawet jeśli developerzy dalej będą się obijać, zawsze zostają moderzy. “Hearts of Iron IV” jest bardzo łatwe do modowania i w efekcie gracze popełnili wiele modyfikacji, które kompletnie zmieniają gameplay. Mówimy tutaj zarówno o takich, które poprawiają bolączki gry (np. “Expert AI 2.0”, “Enhanced Peace Conference AI”) czy też dodają potrzebną zawartość do gry (np. “China National Focus”, “A Swedish Tiger”, “France Total Rework”) lub stanowią kompletne przeróbki gry (“Blackice HOI IV”, “Millennium Dawn”, “The Road to 56” czy prawdopodobnie najsłynniejszy mod – “Kaiserreich”).</text:p>
      <text:p text:style-name="P2"/>
      <text:p text:style-name="P2">Podsumowując, “Hearts of Iron IV” póki co pozostaje najsłabszą częścią serii, jednak dzięki bardzo dobremu silnikowi, zdolności do implementacji modów oraz generalnie działającemu multiplayerowi ma ona potencjał stać się czymś naprawdę wspaniałym. Jest bardzo wiele rzeczy, które w tej grze niespecjalnie dobrze działają, ale i tak da się wyciągnąć z tej gry wiele przyjemności. Podobnie jak większość “grand strategy” Paradoxu, można czerpać z HoI IV wiele godzin zabawy. A póki właściwa gra nie jest jakaś spektakularnie pasjonująca… no cóż, “Hearts of Iron IV” zawsze może służyć jako świetny launcher do “Kaiserreicha”.</text:p>
      <text:p text:style-name="P1"/>
      <text:p text:style-name="P1">Banner: <text:a xlink:type="simple" xlink:href="http://cdn.akamai.steamstatic.com/steam/apps/394360/header.jpg?t=1499431273" text:style-name="Internet_20_link" text:visited-style-name="Visited_20_Internet_20_Link"><text:span text:style-name="T1">http://cdn.akamai.steamstatic.com/steam/apps/394360/header.jpg?t=1499431273</text:span></text:a></text:p>
      <text:p text:style-name="P1">albo: https://images.greenmangaming.com/d8fc9668f8eb479fae972f41b84432f3/ec74b306537542c59830e7d72f637dbe.jpg</text:p>
      <text:p text:style-name="P1"/>
      <text:p text:style-name="P1"><text:soft-page-break/>Arty:</text:p>
      <text:p text:style-name="P1"><text:a xlink:type="simple" xlink:href="https://i.imgur.com/P7utHCk.jpg" text:style-name="Internet_20_link" text:visited-style-name="Visited_20_Internet_20_Link"><text:span text:style-name="T1">https://i.imgur.com/P7utHCk.jpg</text:span></text:a></text:p>
      <text:p text:style-name="P1"><text:a xlink:type="simple" xlink:href="http://i.imgur.com/PMOCVQ6.jpg" text:style-name="Internet_20_link" text:visited-style-name="Visited_20_Internet_20_Link"><text:span text:style-name="T1">http://i.imgur.com/PMOCVQ6.jpg</text:span></text:a></text:p>
      <text:p text:style-name="P1"><text:a xlink:type="simple" xlink:href="http://puu.sh/xu4Sq/07f2450a2c.jpg" text:style-name="Internet_20_link" text:visited-style-name="Visited_20_Internet_20_Link"><text:span text:style-name="T1">http://puu.sh/xu4Sq/07f2450a2c.jpg</text:span></text:a></text:p>
      <text:p text:style-name="P1"><text:a xlink:type="simple" xlink:href="https://assets.nuuvem.com/image/upload/t_screenshot_full/v1/products/573b63d5f372803be900661b/screenshots/pzpkv1faxhdfnktppw6p.jpg" text:style-name="Internet_20_link" text:visited-style-name="Visited_20_Internet_20_Link"><text:span text:style-name="T1">https://assets.nuuvem.com/image/upload/t_screenshot_full/v1/products/573b63d5f372803be900661b/screenshots/pzpkv1faxhdfnktppw6p.jpg</text:span></text:a></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8" meta:word-count="889" meta:character-count="6544" meta:non-whitespace-character-count="5662"/>
    <meta:generator>LibreOfficeDev/5.1.0.3$Linux_X86_64 LibreOffice_project/</meta:generator>
  </office:meta>
</office:document-meta>
</file>